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fo:text-align="center" style:justify-single-word="false"/>
    </style:style>
    <style:style style:name="P4" style:family="paragraph" style:parent-style-name="Standard">
      <style:paragraph-properties fo:margin-top="0in" fo:margin-bottom="0in" loext:contextual-spacing="false" fo:line-height="100%" fo:text-align="end" style:justify-single-word="false"/>
    </style:style>
    <style:style style:name="P5" style:family="paragraph" style:parent-style-name="Standard" style:master-page-name="Standard">
      <style:paragraph-properties fo:margin-top="0in" fo:margin-bottom="0in" loext:contextual-spacing="false" style:page-number="1"/>
    </style:style>
    <style:style style:name="T1" style:family="text">
      <style:text-properties fo:font-size="20pt" fo:font-weight="bold" style:font-size-asian="20pt" style:font-weight-asian="bold" style:font-size-complex="20pt"/>
    </style:style>
    <style:style style:name="T2" style:family="text">
      <style:text-properties fo:font-size="16pt" fo:font-weight="bold" style:font-size-asian="16pt" style:font-weight-asian="bold" style:font-size-complex="16pt"/>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style>
    <style:style style:name="T5" style:family="text">
      <style:text-properties fo:font-size="12pt" fo:font-style="italic" style:font-size-asian="12pt" style:font-style-asian="italic" style:font-size-complex="12pt"/>
    </style:style>
    <style:style style:name="T6" style:family="text">
      <style:text-properties fo:font-size="10pt" style:font-size-asian="10pt" style:font-size-complex="10pt"/>
    </style:style>
    <style:style style:name="T7" style:family="text">
      <style:text-properties style:font-name="Times New Roman" fo:font-size="10pt" style:font-name-asian="Times New Roman1" style:font-size-asian="10pt" style:font-name-complex="Times New Roman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tab/> <text:tab/> <text:tab/> <text:tab/></text:p>
      <text:p text:style-name="P3"><text:span text:style-name="T1">Cloud Databases Praktikum:</text:span></text:p>
      <text:p text:style-name="P3"/>
      <text:p text:style-name="P3"><text:span text:style-name="T2">Milestone 2 test report</text:span></text:p>
      <text:p text:style-name="P3"/>
      <text:p text:style-name="P2"><text:span text:style-name="T3">In order to test the functionality of our project at unit level we have compiled a library of tests including both our own and those prescribed by the course material. This report is formatted according to the individual test classes extending the TestCase class. The target, justification, and method of testing in each case will be given high level elaboration in their respective paragraphs.</text:span></text:p>
      <text:p text:style-name="P2"/>
      <text:p text:style-name="P2"><text:span text:style-name="T4">Prescribed Unit tests (testing.ConnectionTest, testing.InteractionTest)</text:span></text:p>
      <text:p text:style-name="P2"><text:span text:style-name="T3">These tests have been slightly modified from their original form in the provided stub code to accommodate the naming convention of the project. Note that the assertions of the tests in these classes remain nearly the same as that of the originals.</text:span></text:p>
      <text:p text:style-name="P1"/>
      <text:p text:style-name="P1"><text:span text:style-name="T4">ArgumentsValidatorTest</text:span></text:p>
      <text:p text:style-name="P1"><text:span text:style-name="T3">This class contains tests which examine the functionality of the ArgumentsValidator class and the exceptions it can throw. The ArgumentsValidator class is responsible for checking the validity of actual user input against expected user input. It’s important to test the functionality of a class such as this to ensure that user input will be properly verified by the program during deployment. </text:span></text:p>
      <text:p text:style-name="P1"><text:span text:style-name="T3">The ArgumentsValidatorTest class contains tests which stress each function of the ArgumentsValidator class by testing validation of correct input and invalidation of incorrect input for all types of input.</text:span></text:p>
      <text:p text:style-name="P1"><text:span text:style-name="T3">Dummy input is provided by passing constant strings into constructors of input classes and passing that in turn to an ArgumentsValidator instance. </text:span><text:span text:style-name="T5">@Test</text:span><text:span text:style-name="T3"> annotations in conjunction with </text:span><text:span text:style-name="T5">(expected=&lt;exception type&gt;)</text:span><text:span text:style-name="T3"> declarations are used to denote each test and the exception it is expected to throw. Tests which are expected to pass have no expected exceptions. No assertion type functions are used in this class.</text:span></text:p>
      <text:p text:style-name="P1"/>
      <text:p text:style-name="P1"><text:span text:style-name="T4">UserInputParserTest</text:span></text:p>
      <text:p text:style-name="P1"><text:span text:style-name="T3">This class is responsible for testing the functionality of the UserInputParser class. This class’ task is parsing user input from the input stream in order to establish which command the user wants to execute and to identify the arguments provided (if any).</text:span></text:p>
      <text:p text:style-name="P1"><text:span text:style-name="T3">Testing this class is important in order to make certain that user input will be properly parsed by the client while it is running.</text:span></text:p>
      <text:p text:style-name="P1"><text:span text:style-name="T3">The test class UserInputParserTest implements its tests using three private methods that verify a successful parse using calls to the </text:span><text:span text:style-name="T5">assertThat() </text:span><text:span text:style-name="T3">function. These three methods are called inside three public </text:span><text:span text:style-name="T5">@Test </text:span><text:span text:style-name="T3"><text:s/>annotated methods which provide a series of different input types to the parser based on constants contained inside the class.</text:span></text:p>
      <text:p text:style-name="P1"/>
      <text:p text:style-name="P1"><text:span text:style-name="T4">CommunicationServiceTest</text:span></text:p>
      <text:p text:style-name="P1"><text:span text:style-name="T3">A note should be made of this test case as it is still present in the project. These tests were not used to test this release and do not run properly. They have been kept for possible future use and reference.</text:span></text:p>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style:style>
    <style:style style:name="MP2" style:family="paragraph" style:parent-style-name="Standard">
      <style:paragraph-properties fo:margin-top="0in" fo:margin-bottom="0in" loext:contextual-spacing="false" fo:line-height="100%" fo:text-align="end" style:justify-single-word="false"/>
    </style:style>
    <style:style style:name="MT1" style:family="text">
      <style:text-properties fo:font-size="10pt" style:font-size-asian="10pt" style:font-size-complex="10pt"/>
    </style:style>
    <style:style style:name="MT2" style:family="text">
      <style:text-properties style:font-name="Times New Roman" fo:font-size="10pt" style:font-name-asian="Times New Roman1" style:font-size-asian="10pt" style:font-name-complex="Times New Roman1" style:font-size-complex="10pt"/>
    </style:style>
    <style:page-layout style:name="Mpm1">
      <style:page-layout-properties fo:page-width="8.2681in" fo:page-height="11.6929in" style:num-format="1" style:print-orientation="portrait" fo:margin-top="0.5in" fo:margin-bottom="1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text:tab/> <text:tab/> <text:tab/> <text:tab/></text:p>
        <text:p text:style-name="MP2"><text:span text:style-name="MT1">Benoit Anctil-Robitaille, Benedek Horv</text:span><text:span text:style-name="MT2">áth, Hunton Bowland</text:span></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8" meta:word-count="438" meta:character-count="2845" meta:non-whitespace-character-count="2407"/>
    <meta:generator>LibreOfficeDev/5.1.0.3$Linux_X86_64 LibreOffice_project/</meta:generator>
  </office:meta>
</office:document-meta>
</file>